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89000001F04DAF5ADF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subtitle">
      <style:graphic-properties draw:fill-color="#ffffff" draw:auto-grow-height="true" fo:min-height="13.859cm"/>
    </style:style>
    <style:style style:name="pr2" style:family="presentation" style:parent-style-name="Blue-notes">
      <style:graphic-properties draw:fill-color="#ffffff" draw:auto-grow-height="true" fo:min-height="12.572cm"/>
    </style:style>
    <style:style style:name="pr3" style:family="presentation" style:parent-style-name="Blue-title">
      <style:graphic-properties fo:min-height="3.506cm"/>
    </style:style>
    <style:style style:name="pr4" style:family="presentation" style:parent-style-name="Blue-outline1">
      <style:graphic-properties fo:min-height="13.859cm"/>
    </style:style>
    <style:style style:name="pr5" style:family="presentation" style:parent-style-name="Blue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3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4" style:family="text">
      <style:text-properties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QM News</presentation:footer-decl>
      <presentation:date-time-decl presentation:name="dtd1" presentation:source="fixed">2013-10-01</presentation:date-time-decl>
      <draw:page draw:name="page1" draw:style-name="dp1" draw:master-page-name="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>
          <draw:text-box>
            <text:p><text:span text:style-name="T1">L1T DQM News</text:span></text:p>
            <text:p><text:span text:style-name="T2"/></text:p>
            <text:p><text:span text:style-name="T3">João Pela</text:span></text:p>
            <text:p><text:span text:style-name="T4">Imperial College London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GriN Certific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GRiN certification is now done and this was more of an exercise of usage of RR3.</text:p>
                <text:list>
                  <text:list-item>
                    <text:p>Now I have admin and expert roles in the RR3 and can therefore can give expert role to new users</text:p>
                  </text:list-item>
                  <text:list-item>
                    <text:p>Other people involved in certification should now go to RR and request expert role (Federico, Pietro, Carlo and Arno) and I will grant it.</text:p>
                  </text:list-item>
                  <text:list-item>
                    <text:p>Link:</text:p>
                  </text:list-item>
                </text:list>
              </text:list-item>
            </text:list>
            <text:p text:style-name="P2">https://cmswbmoffshift.web.cern.ch/cmswbmoffshift/runregistry_offline/index.jsf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DQM Multi Thread</text:p>
          </draw:text-box>
        </draw:frame>
        <draw:frame presentation:style-name="pr4" draw:text-style-name="P3" draw:layer="layout" svg:width="25.199cm" svg:height="13.92cm" svg:x="1.4cm" svg:y="4.914cm" presentation:class="outline" presentation:user-transformed="true">
          <draw:text-box>
            <text:list text:style-name="L2">
              <text:list-item>
                <text:p text:style-name="P3">New DQM multi thread framework was presented in this weeks DQM meeting by M. Rovere</text:p>
              </text:list-item>
              <text:list-item>
                <text:p text:style-name="P3">Significant changes need to be made to all code on the DQM framework in order to be able to deal with this changes.</text:p>
              </text:list-item>
              <text:list-item>
                <text:p text:style-name="P3">Have a look at the presentation, in the next meeting we need to have a look at some details and make some planing:</text:p>
              </text:list-item>
            </text:list>
            <text:p text:style-name="P2"><text:span text:style-name="T5">https://indico.cern.ch/conferenceDisplay.py?confId=226671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<text:span text:style-name="T6">End of my time as L1T DQM Coordinator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 will be finishing the my time as L1T DQM Coordinator in the end of this year.</text:p>
              </text:list-item>
              <text:list-item>
                <text:p>Will continue being a member of this group but as a developer and certification expert.</text:p>
              </text:list-item>
              <text:list-item>
                <text:p>Will coordinate/help with the current ongoing projects till they are done.</text:p>
                <text:p/>
              </text:list-item>
            </text:list>
            <text:p text:style-name="P2"><text:span text:style-name="T7">Thanks for your work on this important part of CMS Monitor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Conclus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ertification of GRiN done</text:p>
              </text:list-item>
              <text:list-item>
                <text:p>New DQM multi thread framework present</text:p>
                <text:list>
                  <text:list-item>
                    <text:p>Significant changes that need to be planed for and implemented</text:p>
                  </text:list-item>
                </text:list>
              </text:list-item>
              <text:list-item>
                <text:p>Ending my time as L1T DQM Coordinator in the end of 2013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0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5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3.045cm" svg:height="0.894cm" svg:x="1.4cm" svg:y="19.685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17.78cm" svg:height="0.894cm" svg:x="5.08cm" svg:y="19.68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03cm" svg:height="0.894cm" svg:x="23.495cm" svg:y="19.685cm" presentation:class="page-number">
        <draw:text-box>
          <text:p text:style-name="MP7"><text:span text:style-name="MT1"><text:page-number>5</text:page-number></text:span></text:p>
        </draw:text-box>
      </draw:frame>
      <draw:frame draw:style-name="Mgr3" draw:text-style-name="MP8" draw:layer="backgroundobjects" svg:width="2.6cm" svg:height="3.281cm" svg:x="25.4cm" svg:y="0.072cm">
        <draw:image xlink:href="Pictures/1000000000000189000001F04DAF5ADF.png" xlink:type="simple" xlink:show="embed" xlink:actuate="onLoad">
          <text:p/>
        </draw:image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8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8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8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8cm" svg:height="1.396cm" svg:x="12.22cm" svg:y="26.543cm" presentation:class="page-number">
          <draw:text-box>
            <text:p text:style-name="MP7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ao Pela</meta:initial-creator>
    <meta:creation-date>2011-10-05T16:45:47</meta:creation-date>
    <meta:editing-duration>PT23H58M2S</meta:editing-duration>
    <meta:editing-cycles>103</meta:editing-cycles>
    <dc:date>2013-12-04T16:43:12</dc:date>
    <meta:generator>LibreOffice/3.6$Linux_X86_64 LibreOffice_project/360m1$Build-2</meta:generator>
    <meta:document-statistic meta:object-count="41"/>
  </office:meta>
</office:document-meta>
</file>